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fill="solid" draw:fill-color="#33cc66" draw:textarea-horizontal-align="center" draw:textarea-vertical-align="middle"/>
    </style:style>
    <style:style style:name="gr3" style:family="graphic" style:parent-style-name="standard">
      <style:graphic-properties draw:fill="solid" draw:fill-color="#198a8a" draw:textarea-horizontal-align="center" draw:textarea-vertical-align="middle"/>
    </style:style>
    <style:style style:name="gr4" style:family="graphic" style:parent-style-name="standard">
      <style:graphic-properties draw:fill-color="#cccccc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68cm"/>
    </style:style>
    <style:style style:name="gr7" style:family="graphic" style:parent-style-name="standard">
      <style:graphic-properties draw:fill-color="#e6e6e6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cccccc" draw:textarea-horizontal-align="center" draw:textarea-vertical-align="middle"/>
    </style:style>
    <style:style style:name="gr9" style:family="graphic" style:parent-style-name="standard">
      <style:graphic-properties draw:fill="solid" draw:fill-color="#666666" draw:textarea-horizontal-align="center" draw:textarea-vertical-align="middle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26cm"/>
    </style:style>
    <style:style style:name="gr12" style:family="graphic" style:parent-style-name="standard">
      <style:graphic-properties svg:stroke-width="0.051cm" draw:marker-start-width="0.076cm" draw:marker-end-width="0.076cm" draw:fill="solid" draw:fill-color="#db3838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076cm" draw:marker-end-width="0.076cm" draw:fill="solid" draw:fill-color="#33cc66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076cm" draw:marker-end-width="0.076cm" draw:fill="solid" draw:fill-color="#1ea09d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076cm" draw:marker-end-width="0.076cm" draw:fill-color="#cccccc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068cm"/>
    </style:style>
    <style:style style:name="gr18" style:family="graphic" style:parent-style-name="standard">
      <style:graphic-properties draw:stroke="none" svg:stroke-width="0.051cm" draw:marker-start-width="0.076cm" draw:marker-end-width="0.076cm" draw:fill="none" draw:fill-color="#cccccc" draw:textarea-horizontal-align="center" draw:textarea-vertical-align="middle"/>
    </style:style>
    <style:style style:name="gr19" style:family="graphic" style:parent-style-name="standard">
      <style:graphic-properties svg:stroke-width="0.051cm" draw:marker-start-width="0.076cm" draw:marker-end-width="0.076cm" draw:fill="solid" draw:fill-color="#666666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076cm" draw:marker-end-width="0.0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326cm"/>
    </style:style>
    <style:style style:name="gr22" style:family="graphic" style:parent-style-name="standard">
      <style:graphic-properties svg:stroke-width="0.051cm" draw:marker-start-width="0.076cm" draw:marker-end-width="0.076cm" draw:fill="solid" draw:fill-color="#198a8a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fo:font-weight="bold" style:font-size-asian="10pt" style:font-size-complex="10pt"/>
    </style:style>
    <style:style style:name="P6" style:family="paragraph">
      <style:text-properties fo:font-weight="bold"/>
    </style:style>
    <style:style style:name="P7" style:family="paragraph">
      <style:text-properties fo:font-size="10pt" fo:font-weight="bold"/>
    </style:style>
    <style:style style:name="P8" style:family="paragraph">
      <style:text-properties fo:font-size="10pt" fo:font-weight="bold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966cm" svg:height="1.905cm" svg:x="1.635cm" svg:y="2.616cm">
          <draw:text-box>
            <text:p>Low power XBee</text:p>
            <text:p>(USB powered) </text:p>
          </draw:text-box>
        </draw:frame>
        <draw:frame draw:style-name="gr1" draw:layer="layout" svg:width="6.985cm" svg:height="1.905cm" svg:x="1.635cm" svg:y="11.795cm">
          <draw:text-box>
            <text:p>High power XBee (Externally powered) </text:p>
          </draw:text-box>
        </draw:frame>
        <draw:rect draw:style-name="gr2" draw:text-style-name="P1" draw:layer="layout" svg:width="7.62cm" svg:height="2.54cm" svg:x="9.89cm" svg:y="6.08cm">
          <text:p/>
        </draw:rect>
        <draw:rect draw:style-name="gr3" draw:text-style-name="P1" draw:layer="layout" svg:width="2.54cm" svg:height="1.27cm" svg:x="20.772cm" svg:y="4.81cm">
          <text:p text:style-name="P1">XBee</text:p>
        </draw:rect>
        <draw:rect draw:style-name="gr4" draw:text-style-name="P2" draw:layer="layout" svg:width="1.27cm" svg:height="0.635cm" svg:x="13.7cm" svg:y="6.397cm">
          <text:p text:style-name="P1"><text:span text:style-name="T1">Reg</text:span></text:p>
        </draw:rect>
        <draw:line draw:style-name="gr5" draw:text-style-name="P1" draw:layer="layout" svg:x1="13.7cm" svg:y1="6.715cm" svg:x2="12.199cm" svg:y2="6.715cm">
          <text:p/>
        </draw:line>
        <draw:line draw:style-name="gr5" draw:text-style-name="P1" draw:layer="layout" svg:x1="14.97cm" svg:y1="6.715cm" svg:x2="19.415cm" svg:y2="6.715cm">
          <text:p/>
        </draw:line>
        <draw:frame draw:style-name="gr6" draw:text-style-name="P3" draw:layer="layout" svg:width="1.27cm" svg:height="0.64cm" svg:x="12.43cm" svg:y="6.08cm">
          <draw:text-box>
            <text:p><text:span text:style-name="T2">VIN</text:span></text:p>
          </draw:text-box>
        </draw:frame>
        <draw:frame draw:style-name="gr6" draw:text-style-name="P3" draw:layer="layout" svg:width="1.27cm" svg:height="0.64cm" svg:x="15.287cm" svg:y="6.08cm">
          <draw:text-box>
            <text:p><text:span text:style-name="T2">3.3V</text:span></text:p>
          </draw:text-box>
        </draw:frame>
        <draw:frame draw:style-name="gr6" draw:text-style-name="P3" draw:layer="layout" svg:width="1.587cm" svg:height="0.64cm" svg:x="7.35cm" svg:y="6.075cm">
          <draw:text-box>
            <text:p><text:span text:style-name="T2">VUSB</text:span></text:p>
          </draw:text-box>
        </draw:frame>
        <draw:line draw:style-name="gr5" draw:text-style-name="P1" draw:layer="layout" svg:x1="11.39cm" svg:y1="6.715cm" svg:x2="7.032cm" svg:y2="6.715cm">
          <text:p/>
        </draw:line>
        <draw:line draw:style-name="gr5" draw:text-style-name="P1" draw:layer="layout" svg:x1="19.819cm" svg:y1="5.445cm" svg:x2="20.772cm" svg:y2="5.445cm">
          <text:p/>
        </draw:line>
        <draw:rect draw:style-name="gr7" draw:text-style-name="P1" draw:layer="layout" svg:width="2.54cm" svg:height="1.27cm" svg:x="3.54cm" svg:y="13.7cm">
          <text:p text:style-name="P1">3.3v reg</text:p>
        </draw:rect>
        <draw:line draw:style-name="gr5" draw:text-style-name="P1" draw:layer="layout" svg:x1="19.415cm" svg:y1="4.175cm" svg:x2="9.255cm" svg:y2="4.175cm">
          <text:p/>
        </draw:line>
        <draw:line draw:style-name="gr5" draw:text-style-name="P1" draw:layer="layout" svg:x1="11.39cm" svg:y1="5.099cm" svg:x2="10.236cm" svg:y2="5.098cm">
          <text:p/>
        </draw:line>
        <draw:line draw:style-name="gr5" draw:text-style-name="P1" draw:layer="layout" svg:x1="10.236cm" svg:y1="4.175cm" svg:x2="10.236cm" svg:y2="5.098cm">
          <text:p/>
        </draw:line>
        <draw:line draw:style-name="gr5" draw:text-style-name="P1" draw:layer="layout" svg:x1="12.43cm" svg:y1="5.098cm" svg:x2="12.43cm" svg:y2="6.715cm">
          <text:p/>
        </draw:line>
        <draw:rect draw:style-name="gr8" draw:text-style-name="P1" draw:layer="layout" svg:width="3.81cm" svg:height="0.952cm" svg:x="13.238cm" svg:y="7.552cm">
          <text:p text:style-name="P1">Teensy 3.1</text:p>
        </draw:rect>
        <draw:line draw:style-name="gr5" draw:text-style-name="P1" draw:layer="layout" svg:x1="12.199cm" svg:y1="5.099cm" svg:x2="12.43cm" svg:y2="5.099cm">
          <text:p/>
        </draw:line>
        <draw:line draw:style-name="gr5" draw:text-style-name="P1" draw:layer="layout" svg:x1="19.415cm" svg:y1="4.175cm" svg:x2="19.415cm" svg:y2="4.81cm">
          <text:p/>
        </draw:line>
        <draw:frame draw:style-name="gr6" draw:text-style-name="P3" draw:layer="layout" svg:width="2.223cm" svg:height="0.64cm" svg:x="7.032cm" svg:y="3.852cm">
          <draw:text-box>
            <text:p><text:span text:style-name="T2">3.3v Ext In</text:span></text:p>
          </draw:text-box>
        </draw:frame>
        <draw:frame draw:style-name="gr6" draw:text-style-name="P3" draw:layer="layout" svg:width="2.223cm" svg:height="0.64cm" svg:x="7.032cm" svg:y="14.017cm">
          <draw:text-box>
            <text:p><text:span text:style-name="T2">3.3v Ext In</text:span></text:p>
          </draw:text-box>
        </draw:frame>
        <draw:line draw:style-name="gr5" draw:text-style-name="P1" draw:layer="layout" svg:x1="7.032cm" svg:y1="14.335cm" svg:x2="6.08cm" svg:y2="14.335cm">
          <text:p/>
        </draw:line>
        <draw:rect draw:style-name="gr9" draw:text-style-name="P1" draw:layer="layout" svg:width="-0.809cm" svg:height="-0.808cm" svg:x="19.819cm" svg:y="6.08cm" draw:corner-radius="0.051cm">
          <text:p/>
        </draw:rect>
        <draw:rect draw:style-name="gr10" draw:text-style-name="P1" draw:layer="layout" svg:width="-0.809cm" svg:height="-0.347cm" svg:x="19.819cm" svg:y="5.619cm" draw:corner-radius="0.051cm">
          <text:p/>
        </draw:rect>
        <draw:rect draw:style-name="gr10" draw:text-style-name="P1" draw:layer="layout" svg:width="-0.809cm" svg:height="-0.347cm" svg:x="19.819cm" svg:y="6.08cm" draw:corner-radius="0.051cm">
          <text:p/>
        </draw:rect>
        <draw:rect draw:style-name="gr10" draw:text-style-name="P1" draw:layer="layout" svg:width="-0.808cm" svg:height="-0.347cm" svg:x="19.819cm" svg:y="5.157cm" draw:corner-radius="0.051cm">
          <text:p/>
        </draw:rect>
        <draw:line draw:style-name="gr5" draw:text-style-name="P1" draw:layer="layout" svg:x1="19.415cm" svg:y1="6.08cm" svg:x2="19.415cm" svg:y2="6.715cm">
          <text:p/>
        </draw:line>
        <draw:rect draw:style-name="gr9" draw:text-style-name="P1" draw:layer="layout" svg:width="0.809cm" svg:height="0.808cm" draw:transform="rotate (1.5707963267946) translate (11.39cm 7.119cm)" draw:corner-radius="0.051cm">
          <text:p/>
        </draw:rect>
        <draw:rect draw:style-name="gr10" draw:text-style-name="P1" draw:layer="layout" svg:width="0.809cm" svg:height="0.347cm" draw:transform="rotate (1.5707963267946) translate (11.851cm 7.119cm)" draw:corner-radius="0.051cm">
          <text:p/>
        </draw:rect>
        <draw:rect draw:style-name="gr10" draw:text-style-name="P1" draw:layer="layout" svg:width="0.809cm" svg:height="0.347cm" draw:transform="rotate (1.5707963267946) translate (11.39cm 7.119cm)" draw:corner-radius="0.051cm">
          <text:p/>
        </draw:rect>
        <draw:rect draw:style-name="gr10" draw:text-style-name="P1" draw:layer="layout" svg:width="0.809cm" svg:height="0.347cm" draw:transform="rotate (1.5707963267946) translate (11.851cm 5.503cm)" draw:corner-radius="0.051cm">
          <text:p/>
        </draw:rect>
        <draw:rect draw:style-name="gr10" draw:text-style-name="P1" draw:layer="layout" svg:width="0.809cm" svg:height="0.347cm" draw:transform="rotate (1.5707963267946) translate (11.39cm 5.503cm)" draw:corner-radius="0.051cm">
          <text:p/>
        </draw:rect>
        <draw:frame draw:style-name="gr11" draw:text-style-name="P4" draw:layer="layout" svg:width="3.522cm" svg:height="0.576cm" svg:x="10.178cm" svg:y="7.119cm">
          <draw:text-box>
            <text:p><text:span text:style-name="T3">VUSB Solder Jumper</text:span></text:p>
          </draw:text-box>
        </draw:frame>
        <draw:frame draw:style-name="gr11" draw:text-style-name="P4" draw:layer="layout" svg:width="3.522cm" svg:height="0.576cm" svg:x="10.294cm" svg:y="4.176cm">
          <draw:text-box>
            <text:p><text:span text:style-name="T3">VIN Solder Jumper</text:span></text:p>
          </draw:text-box>
        </draw:frame>
        <draw:frame draw:style-name="gr11" draw:text-style-name="P4" draw:layer="layout" svg:width="3.522cm" svg:height="0.576cm" svg:x="16.123cm" svg:y="4.176cm">
          <draw:text-box>
            <text:p><text:span text:style-name="T3">VEXT Solder Jumper</text:span></text:p>
          </draw:text-box>
        </draw:frame>
        <draw:line draw:style-name="gr5" draw:text-style-name="P1" draw:layer="layout" svg:x1="11.39cm" svg:y1="5.1cm" svg:x2="10.236cm" svg:y2="5.099cm">
          <text:p/>
        </draw:line>
        <draw:line draw:style-name="gr5" draw:text-style-name="P1" draw:layer="layout" svg:x1="10.236cm" svg:y1="4.176cm" svg:x2="10.236cm" svg:y2="5.099cm">
          <text:p/>
        </draw:line>
        <draw:rect draw:style-name="gr8" draw:text-style-name="P1" draw:layer="layout" svg:width="3.81cm" svg:height="0.952cm" svg:x="13.238cm" svg:y="7.553cm">
          <text:p text:style-name="P1">Teensy 3.1</text:p>
        </draw:rect>
        <draw:rect draw:style-name="gr2" draw:text-style-name="P1" draw:layer="layout" svg:width="7.62cm" svg:height="2.54cm" svg:x="9.918cm" svg:y="16.24cm">
          <text:p/>
        </draw:rect>
        <draw:rect draw:style-name="gr3" draw:text-style-name="P1" draw:layer="layout" svg:width="2.54cm" svg:height="1.27cm" svg:x="20.8cm" svg:y="14.97cm">
          <text:p text:style-name="P1">XBee</text:p>
        </draw:rect>
        <draw:rect draw:style-name="gr4" draw:text-style-name="P2" draw:layer="layout" svg:width="1.27cm" svg:height="0.635cm" svg:x="13.728cm" svg:y="16.557cm">
          <text:p text:style-name="P1"><text:span text:style-name="T1">Reg</text:span></text:p>
        </draw:rect>
        <draw:line draw:style-name="gr5" draw:text-style-name="P1" draw:layer="layout" svg:x1="13.728cm" svg:y1="16.875cm" svg:x2="12.227cm" svg:y2="16.875cm">
          <text:p/>
        </draw:line>
        <draw:line draw:style-name="gr5" draw:text-style-name="P1" draw:layer="layout" svg:x1="14.998cm" svg:y1="16.875cm" svg:x2="19.415cm" svg:y2="16.875cm">
          <text:p/>
        </draw:line>
        <draw:frame draw:style-name="gr6" draw:text-style-name="P3" draw:layer="layout" svg:width="1.27cm" svg:height="0.64cm" svg:x="12.458cm" svg:y="16.24cm">
          <draw:text-box>
            <text:p><text:span text:style-name="T2">VIN</text:span></text:p>
          </draw:text-box>
        </draw:frame>
        <draw:frame draw:style-name="gr6" draw:text-style-name="P3" draw:layer="layout" svg:width="1.27cm" svg:height="0.64cm" svg:x="15.315cm" svg:y="16.24cm">
          <draw:text-box>
            <text:p><text:span text:style-name="T2">3.3V</text:span></text:p>
          </draw:text-box>
        </draw:frame>
        <draw:frame draw:style-name="gr6" draw:text-style-name="P3" draw:layer="layout" svg:width="1.587cm" svg:height="0.64cm" svg:x="7.378cm" svg:y="16.235cm">
          <draw:text-box>
            <text:p><text:span text:style-name="T2">VUSB</text:span></text:p>
          </draw:text-box>
        </draw:frame>
        <draw:line draw:style-name="gr5" draw:text-style-name="P1" draw:layer="layout" svg:x1="11.418cm" svg:y1="16.875cm" svg:x2="7.06cm" svg:y2="16.875cm">
          <text:p/>
        </draw:line>
        <draw:line draw:style-name="gr5" draw:text-style-name="P1" draw:layer="layout" svg:x1="19.847cm" svg:y1="15.605cm" svg:x2="20.8cm" svg:y2="15.605cm">
          <text:p/>
        </draw:line>
        <draw:line draw:style-name="gr5" draw:text-style-name="P1" draw:layer="layout" svg:x1="19.415cm" svg:y1="14.335cm" svg:x2="9.283cm" svg:y2="14.335cm">
          <text:p/>
        </draw:line>
        <draw:line draw:style-name="gr5" draw:text-style-name="P1" draw:layer="layout" svg:x1="11.448cm" svg:y1="15.258cm" svg:x2="10.264cm" svg:y2="15.258cm">
          <text:p/>
        </draw:line>
        <draw:line draw:style-name="gr5" draw:text-style-name="P1" draw:layer="layout" svg:x1="10.264cm" svg:y1="14.335cm" svg:x2="10.264cm" svg:y2="15.258cm">
          <text:p/>
        </draw:line>
        <draw:line draw:style-name="gr5" draw:text-style-name="P1" draw:layer="layout" svg:x1="12.43cm" svg:y1="15.258cm" svg:x2="12.43cm" svg:y2="16.875cm">
          <text:p/>
        </draw:line>
        <draw:rect draw:style-name="gr8" draw:text-style-name="P1" draw:layer="layout" svg:width="3.81cm" svg:height="0.952cm" svg:x="13.266cm" svg:y="17.712cm">
          <text:p text:style-name="P1">Teensy 3.1</text:p>
        </draw:rect>
        <draw:line draw:style-name="gr5" draw:text-style-name="P1" draw:layer="layout" svg:x1="12.227cm" svg:y1="15.259cm" svg:x2="12.43cm" svg:y2="15.258cm">
          <text:p/>
        </draw:line>
        <draw:line draw:style-name="gr5" draw:text-style-name="P1" draw:layer="layout" svg:x1="19.415cm" svg:y1="14.335cm" svg:x2="19.415cm" svg:y2="14.97cm">
          <text:p/>
        </draw:line>
        <draw:rect draw:style-name="gr9" draw:text-style-name="P1" draw:layer="layout" svg:width="-0.809cm" svg:height="-0.808cm" svg:x="19.819cm" svg:y="15.778cm" draw:corner-radius="0.051cm">
          <text:p/>
        </draw:rect>
        <draw:rect draw:style-name="gr10" draw:text-style-name="P1" draw:layer="layout" svg:width="-0.809cm" svg:height="-0.347cm" svg:x="19.819cm" svg:y="15.778cm" draw:corner-radius="0.051cm">
          <text:p/>
        </draw:rect>
        <draw:rect draw:style-name="gr10" draw:text-style-name="P1" draw:layer="layout" svg:width="-0.809cm" svg:height="-0.347cm" svg:x="19.819cm" svg:y="16.24cm" draw:corner-radius="0.051cm">
          <text:p/>
        </draw:rect>
        <draw:rect draw:style-name="gr10" draw:text-style-name="P1" draw:layer="layout" svg:width="-0.808cm" svg:height="-0.347cm" svg:x="19.818cm" svg:y="15.317cm" draw:corner-radius="0.051cm">
          <text:p/>
        </draw:rect>
        <draw:line draw:style-name="gr5" draw:text-style-name="P1" draw:layer="layout" svg:x1="19.415cm" svg:y1="16.24cm" svg:x2="19.415cm" svg:y2="16.875cm">
          <text:p/>
        </draw:line>
        <draw:rect draw:style-name="gr9" draw:text-style-name="P1" draw:layer="layout" svg:width="0.809cm" svg:height="0.808cm" draw:transform="rotate (1.5707963267946) translate (11.448cm 15.663cm)" draw:corner-radius="0.051cm">
          <text:p/>
        </draw:rect>
        <draw:rect draw:style-name="gr10" draw:text-style-name="P1" draw:layer="layout" svg:width="0.809cm" svg:height="0.347cm" draw:transform="rotate (1.5707963267946) translate (11.879cm 17.279cm)" draw:corner-radius="0.051cm">
          <text:p/>
        </draw:rect>
        <draw:rect draw:style-name="gr10" draw:text-style-name="P1" draw:layer="layout" svg:width="0.809cm" svg:height="0.347cm" draw:transform="rotate (1.5707963267946) translate (11.418cm 17.279cm)" draw:corner-radius="0.051cm">
          <text:p/>
        </draw:rect>
        <draw:rect draw:style-name="gr10" draw:text-style-name="P1" draw:layer="layout" svg:width="0.809cm" svg:height="0.347cm" draw:transform="rotate (1.5707963267946) translate (11.91cm 15.663cm)" draw:corner-radius="0.051cm">
          <text:p/>
        </draw:rect>
        <draw:rect draw:style-name="gr10" draw:text-style-name="P1" draw:layer="layout" svg:width="0.809cm" svg:height="0.347cm" draw:transform="rotate (1.5707963267946) translate (11.448cm 15.662cm)" draw:corner-radius="0.051cm">
          <text:p/>
        </draw:rect>
        <draw:frame draw:style-name="gr11" draw:text-style-name="P4" draw:layer="layout" svg:width="3.522cm" svg:height="0.576cm" svg:x="10.206cm" svg:y="17.279cm">
          <draw:text-box>
            <text:p><text:span text:style-name="T3">VUSB Solder Jumper</text:span></text:p>
          </draw:text-box>
        </draw:frame>
        <draw:frame draw:style-name="gr11" draw:text-style-name="P4" draw:layer="layout" svg:width="3.522cm" svg:height="0.576cm" svg:x="10.322cm" svg:y="14.336cm">
          <draw:text-box>
            <text:p><text:span text:style-name="T3">VIN Solder Jumper</text:span></text:p>
          </draw:text-box>
        </draw:frame>
        <draw:frame draw:style-name="gr11" draw:text-style-name="P4" draw:layer="layout" svg:width="3.522cm" svg:height="0.576cm" svg:x="16.151cm" svg:y="14.336cm">
          <draw:text-box>
            <text:p><text:span text:style-name="T3">VEXT Solder Jumper</text:span></text:p>
          </draw:text-box>
        </draw:frame>
        <draw:line draw:style-name="gr5" draw:text-style-name="P1" draw:layer="layout" svg:x1="10.264cm" svg:y1="14.336cm" svg:x2="10.264cm" svg:y2="15.259cm">
          <text:p/>
        </draw:line>
        <draw:rect draw:style-name="gr8" draw:text-style-name="P1" draw:layer="layout" svg:width="3.81cm" svg:height="0.952cm" svg:x="13.266cm" svg:y="17.713cm">
          <text:p text:style-name="P1">Teensy 3.1</text:p>
        </draw:rect>
      </draw:page>
      <draw:page draw:name="page2" draw:style-name="dp1" draw:master-page-name="Default">
        <draw:rect draw:style-name="gr12" draw:text-style-name="P1" draw:layer="layout" svg:width="15.24cm" svg:height="5.715cm" svg:x="8.62cm" svg:y="13.7cm">
          <text:p/>
        </draw:rect>
        <draw:rect draw:style-name="gr12" draw:text-style-name="P1" draw:layer="layout" svg:width="15.24cm" svg:height="5.715cm" svg:x="8.62cm" svg:y="3.54cm">
          <text:p/>
        </draw:rect>
        <draw:rect draw:style-name="gr13" draw:text-style-name="P1" draw:layer="layout" svg:width="7.62cm" svg:height="2.54cm" svg:x="9.891cm" svg:y="6.08cm">
          <text:p/>
        </draw:rect>
        <draw:rect draw:style-name="gr14" draw:text-style-name="P1" draw:layer="layout" svg:width="2.54cm" svg:height="1.27cm" svg:x="20.773cm" svg:y="4.81cm">
          <text:p text:style-name="P1">XBee</text:p>
        </draw:rect>
        <draw:rect draw:style-name="gr15" draw:text-style-name="P2" draw:layer="layout" svg:width="1.27cm" svg:height="0.635cm" svg:x="13.701cm" svg:y="6.397cm">
          <text:p text:style-name="P1"><text:span text:style-name="T1">Reg</text:span></text:p>
        </draw:rect>
        <draw:line draw:style-name="gr16" draw:text-style-name="P1" draw:layer="layout" svg:x1="13.701cm" svg:y1="6.715cm" svg:x2="12.2cm" svg:y2="6.715cm">
          <text:p/>
        </draw:line>
        <draw:line draw:style-name="gr16" draw:text-style-name="P1" draw:layer="layout" svg:x1="14.971cm" svg:y1="6.715cm" svg:x2="19.416cm" svg:y2="6.715cm">
          <text:p/>
        </draw:line>
        <draw:frame draw:style-name="gr17" draw:text-style-name="P5" draw:layer="layout" svg:width="1.27cm" svg:height="0.657cm" svg:x="12.431cm" svg:y="6.08cm">
          <draw:text-box>
            <text:p text:style-name="P5">VIN</text:p>
          </draw:text-box>
        </draw:frame>
        <draw:frame draw:style-name="gr17" draw:text-style-name="P5" draw:layer="layout" svg:width="1.27cm" svg:height="0.657cm" svg:x="15.288cm" svg:y="6.08cm">
          <draw:text-box>
            <text:p text:style-name="P5">3.3V</text:p>
          </draw:text-box>
        </draw:frame>
        <draw:frame draw:style-name="gr17" draw:text-style-name="P5" draw:layer="layout" svg:width="1.587cm" svg:height="0.657cm" svg:x="5.735cm" svg:y="6.392cm">
          <draw:text-box>
            <text:p text:style-name="P6"><text:span text:style-name="T2">VUSB</text:span></text:p>
          </draw:text-box>
        </draw:frame>
        <draw:line draw:style-name="gr16" draw:text-style-name="P1" draw:layer="layout" svg:x1="11.391cm" svg:y1="6.715cm" svg:x2="7.35cm" svg:y2="6.715cm">
          <text:p/>
        </draw:line>
        <draw:line draw:style-name="gr16" draw:text-style-name="P1" draw:layer="layout" svg:x1="19.82cm" svg:y1="5.445cm" svg:x2="20.773cm" svg:y2="5.445cm">
          <text:p/>
        </draw:line>
        <draw:line draw:style-name="gr16" draw:text-style-name="P1" draw:layer="layout" svg:x1="19.416cm" svg:y1="4.175cm" svg:x2="7.35cm" svg:y2="4.175cm">
          <text:p/>
        </draw:line>
        <draw:line draw:style-name="gr16" draw:text-style-name="P1" draw:layer="layout" svg:x1="11.391cm" svg:y1="5.099cm" svg:x2="10.237cm" svg:y2="5.098cm">
          <text:p/>
        </draw:line>
        <draw:line draw:style-name="gr16" draw:text-style-name="P1" draw:layer="layout" svg:x1="10.237cm" svg:y1="4.175cm" svg:x2="10.237cm" svg:y2="5.098cm">
          <text:p/>
        </draw:line>
        <draw:line draw:style-name="gr16" draw:text-style-name="P1" draw:layer="layout" svg:x1="12.431cm" svg:y1="5.098cm" svg:x2="12.431cm" svg:y2="6.715cm">
          <text:p/>
        </draw:line>
        <draw:rect draw:style-name="gr18" draw:text-style-name="P1" draw:layer="layout" svg:width="3.81cm" svg:height="0.952cm" svg:x="13.239cm" svg:y="7.552cm">
          <text:p text:style-name="P1">Teensy 3.1</text:p>
        </draw:rect>
        <draw:line draw:style-name="gr16" draw:text-style-name="P1" draw:layer="layout" svg:x1="12.2cm" svg:y1="5.099cm" svg:x2="12.431cm" svg:y2="5.099cm">
          <text:p/>
        </draw:line>
        <draw:line draw:style-name="gr16" draw:text-style-name="P1" draw:layer="layout" svg:x1="19.416cm" svg:y1="4.175cm" svg:x2="19.416cm" svg:y2="4.81cm">
          <text:p/>
        </draw:line>
        <draw:frame draw:style-name="gr17" draw:text-style-name="P5" draw:layer="layout" svg:width="3.176cm" svg:height="0.657cm" svg:x="4.175cm" svg:y="3.852cm">
          <draw:text-box>
            <text:p text:style-name="P6"><text:span text:style-name="T2">3.3v EXT_PWR</text:span></text:p>
          </draw:text-box>
        </draw:frame>
        <draw:rect draw:style-name="gr19" draw:text-style-name="P1" draw:layer="layout" svg:width="-0.809cm" svg:height="-0.808cm" svg:x="19.82cm" svg:y="6.08cm" draw:corner-radius="0.051cm">
          <text:p/>
        </draw:rect>
        <draw:rect draw:style-name="gr20" draw:text-style-name="P1" draw:layer="layout" svg:width="-0.809cm" svg:height="-0.347cm" svg:x="19.82cm" svg:y="5.619cm" draw:corner-radius="0.051cm">
          <text:p/>
        </draw:rect>
        <draw:rect draw:style-name="gr20" draw:text-style-name="P1" draw:layer="layout" svg:width="-0.809cm" svg:height="-0.347cm" svg:x="19.82cm" svg:y="6.08cm" draw:corner-radius="0.051cm">
          <text:p/>
        </draw:rect>
        <draw:rect draw:style-name="gr20" draw:text-style-name="P1" draw:layer="layout" svg:width="-0.808cm" svg:height="-0.347cm" svg:x="19.82cm" svg:y="5.157cm" draw:corner-radius="0.051cm">
          <text:p/>
        </draw:rect>
        <draw:line draw:style-name="gr16" draw:text-style-name="P1" draw:layer="layout" svg:x1="19.416cm" svg:y1="6.08cm" svg:x2="19.416cm" svg:y2="6.715cm">
          <text:p/>
        </draw:line>
        <draw:rect draw:style-name="gr19" draw:text-style-name="P1" draw:layer="layout" svg:width="0.809cm" svg:height="0.808cm" draw:transform="rotate (1.5707963267946) translate (11.391cm 7.119cm)" draw:corner-radius="0.051cm">
          <text:p/>
        </draw:rect>
        <draw:rect draw:style-name="gr20" draw:text-style-name="P1" draw:layer="layout" svg:width="0.809cm" svg:height="0.347cm" draw:transform="rotate (1.5707963267946) translate (11.852cm 7.119cm)" draw:corner-radius="0.051cm">
          <text:p/>
        </draw:rect>
        <draw:rect draw:style-name="gr20" draw:text-style-name="P1" draw:layer="layout" svg:width="0.809cm" svg:height="0.347cm" draw:transform="rotate (1.5707963267946) translate (11.391cm 7.119cm)" draw:corner-radius="0.051cm">
          <text:p/>
        </draw:rect>
        <draw:rect draw:style-name="gr20" draw:text-style-name="P1" draw:layer="layout" svg:width="0.809cm" svg:height="0.347cm" draw:transform="rotate (1.5707963267946) translate (11.852cm 5.503cm)" draw:corner-radius="0.051cm">
          <text:p/>
        </draw:rect>
        <draw:rect draw:style-name="gr20" draw:text-style-name="P1" draw:layer="layout" svg:width="0.809cm" svg:height="0.347cm" draw:transform="rotate (1.5707963267946) translate (11.391cm 5.503cm)" draw:corner-radius="0.051cm">
          <text:p/>
        </draw:rect>
        <draw:frame draw:style-name="gr21" draw:text-style-name="P8" draw:layer="layout" svg:width="3.522cm" svg:height="1.063cm" svg:x="10.179cm" svg:y="7.119cm">
          <draw:text-box>
            <text:p text:style-name="P7"><text:span text:style-name="T4">VUSB Solder Jumper</text:span></text:p>
          </draw:text-box>
        </draw:frame>
        <draw:frame draw:style-name="gr21" draw:text-style-name="P8" draw:layer="layout" svg:width="2.857cm" svg:height="1.063cm" svg:x="12.43cm" svg:y="4.492cm">
          <draw:text-box>
            <text:p text:style-name="P7"><text:span text:style-name="T4">VIN Solder Jumper</text:span></text:p>
          </draw:text-box>
        </draw:frame>
        <draw:frame draw:style-name="gr21" draw:text-style-name="P8" draw:layer="layout" svg:width="2.857cm" svg:height="1.063cm" svg:x="16.24cm" svg:y="4.492cm">
          <draw:text-box>
            <text:p text:style-name="P7"><text:span text:style-name="T4">VEXT Solder Jumper</text:span></text:p>
          </draw:text-box>
        </draw:frame>
        <draw:line draw:style-name="gr16" draw:text-style-name="P1" draw:layer="layout" svg:x1="11.391cm" svg:y1="5.1cm" svg:x2="10.237cm" svg:y2="5.099cm">
          <text:p/>
        </draw:line>
        <draw:line draw:style-name="gr16" draw:text-style-name="P1" draw:layer="layout" svg:x1="10.237cm" svg:y1="4.176cm" svg:x2="10.237cm" svg:y2="5.099cm">
          <text:p/>
        </draw:line>
        <draw:rect draw:style-name="gr18" draw:text-style-name="P1" draw:layer="layout" svg:width="3.81cm" svg:height="0.952cm" svg:x="13.239cm" svg:y="7.553cm">
          <text:p text:style-name="P1">Teensy 3.1</text:p>
        </draw:rect>
        <draw:rect draw:style-name="gr13" draw:text-style-name="P1" draw:layer="layout" svg:width="7.62cm" svg:height="2.54cm" svg:x="9.919cm" svg:y="16.24cm">
          <text:p/>
        </draw:rect>
        <draw:rect draw:style-name="gr22" draw:text-style-name="P1" draw:layer="layout" svg:width="2.54cm" svg:height="1.27cm" svg:x="20.801cm" svg:y="14.97cm">
          <text:p text:style-name="P1">XBee</text:p>
        </draw:rect>
        <draw:rect draw:style-name="gr15" draw:text-style-name="P2" draw:layer="layout" svg:width="1.27cm" svg:height="0.635cm" svg:x="13.729cm" svg:y="16.557cm">
          <text:p text:style-name="P1"><text:span text:style-name="T1">Reg</text:span></text:p>
        </draw:rect>
        <draw:line draw:style-name="gr16" draw:text-style-name="P1" draw:layer="layout" svg:x1="13.729cm" svg:y1="16.875cm" svg:x2="12.228cm" svg:y2="16.875cm">
          <text:p/>
        </draw:line>
        <draw:line draw:style-name="gr16" draw:text-style-name="P1" draw:layer="layout" svg:x1="14.999cm" svg:y1="16.875cm" svg:x2="19.416cm" svg:y2="16.875cm">
          <text:p/>
        </draw:line>
        <draw:line draw:style-name="gr16" draw:text-style-name="P1" draw:layer="layout" svg:x1="11.419cm" svg:y1="16.875cm" svg:x2="7.35cm" svg:y2="16.875cm">
          <text:p/>
        </draw:line>
        <draw:line draw:style-name="gr16" draw:text-style-name="P1" draw:layer="layout" svg:x1="19.848cm" svg:y1="15.605cm" svg:x2="20.801cm" svg:y2="15.605cm">
          <text:p/>
        </draw:line>
        <draw:line draw:style-name="gr16" draw:text-style-name="P1" draw:layer="layout" svg:x1="19.416cm" svg:y1="14.335cm" svg:x2="7.35cm" svg:y2="14.335cm">
          <text:p/>
        </draw:line>
        <draw:line draw:style-name="gr16" draw:text-style-name="P1" draw:layer="layout" svg:x1="11.449cm" svg:y1="15.258cm" svg:x2="10.265cm" svg:y2="15.258cm">
          <text:p/>
        </draw:line>
        <draw:line draw:style-name="gr16" draw:text-style-name="P1" draw:layer="layout" svg:x1="10.265cm" svg:y1="14.335cm" svg:x2="10.265cm" svg:y2="15.258cm">
          <text:p/>
        </draw:line>
        <draw:line draw:style-name="gr16" draw:text-style-name="P1" draw:layer="layout" svg:x1="12.431cm" svg:y1="15.258cm" svg:x2="12.431cm" svg:y2="16.875cm">
          <text:p/>
        </draw:line>
        <draw:rect draw:style-name="gr18" draw:text-style-name="P1" draw:layer="layout" svg:width="3.81cm" svg:height="0.952cm" svg:x="13.267cm" svg:y="17.712cm">
          <text:p text:style-name="P1">Teensy 3.1</text:p>
        </draw:rect>
        <draw:line draw:style-name="gr16" draw:text-style-name="P1" draw:layer="layout" svg:x1="12.228cm" svg:y1="15.259cm" svg:x2="12.431cm" svg:y2="15.258cm">
          <text:p/>
        </draw:line>
        <draw:line draw:style-name="gr16" draw:text-style-name="P1" draw:layer="layout" svg:x1="19.416cm" svg:y1="14.335cm" svg:x2="19.416cm" svg:y2="14.97cm">
          <text:p/>
        </draw:line>
        <draw:rect draw:style-name="gr19" draw:text-style-name="P1" draw:layer="layout" svg:width="-0.809cm" svg:height="-0.808cm" svg:x="19.82cm" svg:y="15.778cm" draw:corner-radius="0.051cm">
          <text:p/>
        </draw:rect>
        <draw:rect draw:style-name="gr20" draw:text-style-name="P1" draw:layer="layout" svg:width="-0.809cm" svg:height="-0.347cm" svg:x="19.82cm" svg:y="15.778cm" draw:corner-radius="0.051cm">
          <text:p/>
        </draw:rect>
        <draw:rect draw:style-name="gr20" draw:text-style-name="P1" draw:layer="layout" svg:width="-0.809cm" svg:height="-0.347cm" svg:x="19.82cm" svg:y="16.24cm" draw:corner-radius="0.051cm">
          <text:p/>
        </draw:rect>
        <draw:rect draw:style-name="gr20" draw:text-style-name="P1" draw:layer="layout" svg:width="-0.808cm" svg:height="-0.347cm" svg:x="19.819cm" svg:y="15.317cm" draw:corner-radius="0.051cm">
          <text:p/>
        </draw:rect>
        <draw:line draw:style-name="gr16" draw:text-style-name="P1" draw:layer="layout" svg:x1="19.416cm" svg:y1="16.24cm" svg:x2="19.416cm" svg:y2="16.875cm">
          <text:p/>
        </draw:line>
        <draw:rect draw:style-name="gr19" draw:text-style-name="P1" draw:layer="layout" svg:width="0.809cm" svg:height="0.808cm" draw:transform="rotate (1.5707963267946) translate (11.449cm 15.663cm)" draw:corner-radius="0.051cm">
          <text:p/>
        </draw:rect>
        <draw:rect draw:style-name="gr20" draw:text-style-name="P1" draw:layer="layout" svg:width="0.809cm" svg:height="0.347cm" draw:transform="rotate (1.5707963267946) translate (11.88cm 17.279cm)" draw:corner-radius="0.051cm">
          <text:p/>
        </draw:rect>
        <draw:rect draw:style-name="gr20" draw:text-style-name="P1" draw:layer="layout" svg:width="0.809cm" svg:height="0.347cm" draw:transform="rotate (1.5707963267946) translate (11.419cm 17.279cm)" draw:corner-radius="0.051cm">
          <text:p/>
        </draw:rect>
        <draw:rect draw:style-name="gr20" draw:text-style-name="P1" draw:layer="layout" svg:width="0.809cm" svg:height="0.347cm" draw:transform="rotate (1.5707963267946) translate (11.911cm 15.663cm)" draw:corner-radius="0.051cm">
          <text:p/>
        </draw:rect>
        <draw:rect draw:style-name="gr20" draw:text-style-name="P1" draw:layer="layout" svg:width="0.809cm" svg:height="0.347cm" draw:transform="rotate (1.5707963267946) translate (11.449cm 15.662cm)" draw:corner-radius="0.051cm">
          <text:p/>
        </draw:rect>
        <draw:line draw:style-name="gr16" draw:text-style-name="P1" draw:layer="layout" svg:x1="10.265cm" svg:y1="14.336cm" svg:x2="10.265cm" svg:y2="15.259cm">
          <text:p/>
        </draw:line>
        <draw:rect draw:style-name="gr18" draw:text-style-name="P1" draw:layer="layout" svg:width="3.81cm" svg:height="0.952cm" svg:x="13.267cm" svg:y="17.713cm">
          <text:p text:style-name="P1">Teensy 3.1</text:p>
        </draw:rect>
        <draw:rect draw:style-name="gr18" draw:text-style-name="P1" draw:layer="layout" svg:width="3.81cm" svg:height="0.952cm" svg:x="19.415cm" svg:y="7.985cm">
          <text:p text:style-name="P1">Adapter</text:p>
        </draw:rect>
        <draw:frame draw:style-name="gr17" draw:text-style-name="P5" draw:layer="layout" svg:width="1.27cm" svg:height="0.657cm" svg:x="12.431cm" svg:y="16.24cm">
          <draw:text-box>
            <text:p text:style-name="P5">VIN</text:p>
          </draw:text-box>
        </draw:frame>
        <draw:frame draw:style-name="gr17" draw:text-style-name="P5" draw:layer="layout" svg:width="1.27cm" svg:height="0.657cm" svg:x="15.288cm" svg:y="16.24cm">
          <draw:text-box>
            <text:p text:style-name="P5">3.3V</text:p>
          </draw:text-box>
        </draw:frame>
        <draw:frame draw:style-name="gr17" draw:text-style-name="P5" draw:layer="layout" svg:width="1.587cm" svg:height="0.657cm" svg:x="5.735cm" svg:y="16.552cm">
          <draw:text-box>
            <text:p text:style-name="P6"><text:span text:style-name="T2">VUSB</text:span></text:p>
          </draw:text-box>
        </draw:frame>
        <draw:frame draw:style-name="gr17" draw:text-style-name="P5" draw:layer="layout" svg:width="3.176cm" svg:height="0.657cm" svg:x="4.175cm" svg:y="14.012cm">
          <draw:text-box>
            <text:p text:style-name="P6"><text:span text:style-name="T2">3.3v EXT_PWR</text:span></text:p>
          </draw:text-box>
        </draw:frame>
        <draw:frame draw:style-name="gr21" draw:text-style-name="P8" draw:layer="layout" svg:width="3.522cm" svg:height="1.063cm" svg:x="10.179cm" svg:y="17.279cm">
          <draw:text-box>
            <text:p text:style-name="P7"><text:span text:style-name="T4">VUSB Solder Jumper</text:span></text:p>
          </draw:text-box>
        </draw:frame>
        <draw:frame draw:style-name="gr21" draw:text-style-name="P8" draw:layer="layout" svg:width="2.857cm" svg:height="1.063cm" svg:x="12.43cm" svg:y="14.652cm">
          <draw:text-box>
            <text:p text:style-name="P7"><text:span text:style-name="T4">VIN Solder Jumper</text:span></text:p>
          </draw:text-box>
        </draw:frame>
        <draw:frame draw:style-name="gr21" draw:text-style-name="P8" draw:layer="layout" svg:width="2.857cm" svg:height="1.063cm" svg:x="16.24cm" svg:y="14.652cm">
          <draw:text-box>
            <text:p text:style-name="P7"><text:span text:style-name="T4">VEXT Solder Jumper</text:span></text:p>
          </draw:text-box>
        </draw:frame>
        <draw:rect draw:style-name="gr18" draw:text-style-name="P1" draw:layer="layout" svg:width="3.81cm" svg:height="0.952cm" svg:x="19.415cm" svg:y="18.145cm">
          <text:p text:style-name="P1">Adapte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5-02-18T13:08:14.38</meta:creation-date>
    <dc:date>2015-06-15T18:42:55.34</dc:date>
    <dc:creator>Marshall Taylor</dc:creator>
    <meta:editing-duration>PT1H42M20S</meta:editing-duration>
    <meta:editing-cycles>6</meta:editing-cycles>
    <meta:generator>OpenOffice.org/3.3$Win32 OpenOffice.org_project/330m20$Build-9567</meta:generator>
    <meta:printed-by>Marshall Taylor</meta:printed-by>
    <meta:print-date>2015-05-15T11:07:52.62</meta:print-date>
    <meta:document-statistic meta:object-count="142"/>
  </office:meta>
</office:document-meta>
</file>